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25" style:family="table-cell" style:parent-style-name="Default" style:data-style-name="N37"/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order-bottom="none" fo:border-left="none" fo:border-right="none" fo:border-top="1.5pt solid #000000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2023 Investments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18" office:value-type="string" calcext:value-type="string">
            <text:p>Sum Invest 2023:</text:p>
          </table:table-cell>
          <table:table-cell table:style-name="ce22" table:formula="of:=SUM([.C7:.C32])" office:value-type="float" office:value="1000.59725" calcext:value-type="float">
            <text:p>1000,60</text:p>
          </table:table-cell>
          <table:table-cell table:style-name="ce22" table:formula="of:=[.H8]+[.H9]+[.H10]" office:value-type="float" office:value="100" calcext:value-type="float">
            <text:p>100,00</text:p>
          </table:table-cell>
          <table:table-cell table:style-name="ce22" table:formula="of:=[.I8]+[.I9]+[.I10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G7]*[.J7]" office:value-type="float" office:value="1173.70057425" calcext:value-type="float">
            <text:p>1173,70057425</text:p>
          </table:table-cell>
          <table:table-cell table:style-name="ce25" office:value-type="date" office:date-value="2023-04-15" calcext:value-type="date">
            <text:p>15.04.23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8" office:value-type="string" calcext:value-type="string">
            <text:p>Re Invest</text:p>
          </table:table-cell>
          <table:table-cell table:style-name="ce6" table:formula="of:=[.C10]+[.C12]" office:value-type="float" office:value="334.29725" calcext:value-type="float">
            <text:p>334,30</text:p>
          </table:table-cell>
          <table:table-cell table:style-name="ce6" table:formula="of:=[.G8]/[.G7]*100" office:value-type="float" office:value="33.4097710142617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8]*[.J8]" office:value-type="float" office:value="387.78481" calcext:value-type="float">
            <text:p>387,78481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8" office:value-type="string" calcext:value-type="string">
            <text:p>Shaggy Invest</text:p>
          </table:table-cell>
          <table:table-cell table:style-name="ce6" table:formula="of:=[.C11]" office:value-type="float" office:value="333" calcext:value-type="float">
            <text:p>333,00</text:p>
          </table:table-cell>
          <table:table-cell table:style-name="ce6" table:formula="of:=[.G9]/[.G7]*100" office:value-type="float" office:value="33.2801234462717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G9]*[.J9]" office:value-type="float" office:value="389.61" calcext:value-type="float">
            <text:p>389,61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18" office:value-type="string" calcext:value-type="string">
            <text:p>Vedaykin Invest</text:p>
          </table:table-cell>
          <table:table-cell table:style-name="ce6" table:formula="of:=[.C7]+[.C8]+[.C9]+[.C13]+[.C14]" office:value-type="float" office:value="333.3" calcext:value-type="float">
            <text:p>333,30</text:p>
          </table:table-cell>
          <table:table-cell table:style-name="ce6" table:formula="of:=[.G10]/[.G7]*100" office:value-type="float" office:value="33.3101055394666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10]*[.J10]" office:value-type="float" office:value="386.628" calcext:value-type="float">
            <text:p>386,628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table:style-name="ce13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333" calcext:value-type="float">
            <text:p>333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SHR Distribution" table:style-name="ta1">
        <table:table-column table:style-name="co2" table:default-cell-style-name="Default"/>
        <table:table-column table:style-name="co6" table:default-cell-style-name="ce18"/>
        <table:table-column table:style-name="co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22" table:formula="of:=[$Investments.G7]" office:value-type="float" office:value="1000.59725" calcext:value-type="float">
            <text:p>1000,60</text:p>
          </table:table-cell>
          <table:table-cell table:style-name="ce22" table:formula="of:=[.D5]+[.D6]+[.D7]" office:value-type="float" office:value="100" calcext:value-type="float">
            <text:p>100,00</text:p>
          </table:table-cell>
          <table:table-cell table:style-name="ce22" table:formula="of:=[.E5]+[.E6]+[.E7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C4]*[.F4]" office:value-type="float" office:value="1173.70057425" calcext:value-type="float">
            <text:p>1173,70057425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6" table:formula="of:=[$Investments.G8]" office:value-type="float" office:value="334.29725" calcext:value-type="float">
            <text:p>334,30</text:p>
          </table:table-cell>
          <table:table-cell table:style-name="ce6" table:formula="of:=[.C5]/[.C4]*100" office:value-type="float" office:value="33.4097710142617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5]*[.F5]" office:value-type="float" office:value="387.78481" calcext:value-type="float">
            <text:p>387,7848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table:formula="of:=[$Investments.G9]" office:value-type="float" office:value="333" calcext:value-type="float">
            <text:p>333,00</text:p>
          </table:table-cell>
          <table:table-cell table:style-name="ce6" table:formula="of:=[.C6]/[.C4]*100" office:value-type="float" office:value="33.2801234462717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C6]*[.F6]" office:value-type="float" office:value="389.61" calcext:value-type="float">
            <text:p>389,6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table:formula="of:=[$Investments.G10]" office:value-type="float" office:value="333.3" calcext:value-type="float">
            <text:p>333,30</text:p>
          </table:table-cell>
          <table:table-cell table:style-name="ce6" table:formula="of:=[.C7]/[.C4]*100" office:value-type="float" office:value="33.3101055394666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7]*[.F7]" office:value-type="float" office:value="386.628" calcext:value-type="float">
            <text:p>386,628</text:p>
          </table:table-cell>
          <table:table-cell table:style-name="ce3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Further Invest</text:p>
          </table:table-cell>
          <table:table-cell table:number-columns-repeated="2"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Missing [SHR]</text:p>
          </table:table-cell>
          <table:table-cell table:style-name="ce2" office:value-type="string" calcext:value-type="string">
            <text:p>Amount [SHR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22" office:value-type="float" office:value="200" calcext:value-type="float">
            <text:p>200,00</text:p>
          </table:table-cell>
          <table:table-cell table:style-name="ce22" table:formula="of:=[.C5]+[.C12]" office:value-type="float" office:value="534.29725" calcext:value-type="float">
            <text:p>534,30</text:p>
          </table:table-cell>
          <table:table-cell table:style-name="ce22" table:formula="of:=[.D12]/[.D15]*100" office:value-type="float" office:value="41.0809149411934" calcext:value-type="float">
            <text:p>41,08</text:p>
          </table:table-cell>
          <table:table-cell table:style-name="ce22" table:formula="of:=[.C12]" office:value-type="float" office:value="200" calcext:value-type="float">
            <text:p>200,00</text:p>
          </table:table-cell>
          <table:table-cell table:style-name="ce22" table:formula="of:=[.F12]+[.E5]" office:value-type="float" office:value="533.333333" calcext:value-type="float">
            <text:p>533,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6]+[.C13]" office:value-type="float" office:value="333" calcext:value-type="float">
            <text:p>333,00</text:p>
          </table:table-cell>
          <table:table-cell table:style-name="ce6" table:formula="of:=[.D13]/[.D15]*100" office:value-type="float" office:value="25.6036217207133" calcext:value-type="float">
            <text:p>25,60</text:p>
          </table:table-cell>
          <table:table-cell table:style-name="ce6" table:formula="of:=[.C13]" office:value-type="float" office:value="0" calcext:value-type="float">
            <text:p>0,00</text:p>
          </table:table-cell>
          <table:table-cell table:style-name="ce6" table:formula="of:=[.F13]+[.E6]" office:value-type="float" office:value="333.333333" calcext:value-type="float">
            <text:p>333,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office:value-type="float" office:value="100" calcext:value-type="float">
            <text:p>100,00</text:p>
          </table:table-cell>
          <table:table-cell table:style-name="ce6" table:formula="of:=[.C14]+[.C7]" office:value-type="float" office:value="433.3" calcext:value-type="float">
            <text:p>433,30</text:p>
          </table:table-cell>
          <table:table-cell table:style-name="ce6" table:formula="of:=[.D14]/[.D15]*100" office:value-type="float" office:value="33.3154633380933" calcext:value-type="float">
            <text:p>33,32</text:p>
          </table:table-cell>
          <table:table-cell table:style-name="ce6" table:formula="of:=[.C14]" office:value-type="float" office:value="100" calcext:value-type="float">
            <text:p>100,00</text:p>
          </table:table-cell>
          <table:table-cell table:style-name="ce6" table:formula="of:=[.F14]+[.E7]" office:value-type="float" office:value="433.333333" calcext:value-type="float">
            <text:p>433,33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Diluted Sum </text:p>
          </table:table-cell>
          <table:table-cell table:style-name="ce28" table:formula="of:=SUM([.C12:.C14])" office:value-type="float" office:value="300" calcext:value-type="float">
            <text:p>300,00</text:p>
          </table:table-cell>
          <table:table-cell table:style-name="ce28" table:formula="of:=SUM([.D12:.D14])" office:value-type="float" office:value="1300.59725" calcext:value-type="float">
            <text:p>1300,60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9" table:formula="of:=SUM([.F12:.F14])" office:value-type="float" office:value="300" calcext:value-type="float">
            <text:p>300</text:p>
          </table:table-cell>
          <table:table-cell table:style-name="ce29" table:formula="of:=SUM([.G12:.G14])" office:value-type="float" office:value="1299.999999" calcext:value-type="float">
            <text:p>1299,9999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1:54:17.535000000</dc:date>
    <meta:editing-duration>PT39M26S</meta:editing-duration>
    <meta:editing-cycles>41</meta:editing-cycles>
    <meta:generator>LibreOffice/7.4.3.2$Windows_X86_64 LibreOffice_project/1048a8393ae2eeec98dff31b5c133c5f1d08b890</meta:generator>
    <meta:document-statistic meta:table-count="2" meta:cell-count="124" meta:object-count="0"/>
  </office:meta>
</office:document-meta>
</file>